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2Uout, mV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f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table:formula="of:=[.B2]/(28)" office:value-type="float" office:value="1.07142857142857" calcext:value-type="float">
            <text:p>1,071428571428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700" calcext:value-type="float">
            <text:p>127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  <table:table-cell table:formula="of:=[.B3]/(28)" office:value-type="float" office:value="1.21428571428571" calcext:value-type="float">
            <text:p>1,2142857142857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table:formula="of:=[.B4]/(28)" office:value-type="float" office:value="2.5" calcext:value-type="float">
            <text:p>2,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0" calcext:value-type="float">
            <text:p>150</text:p>
          </table:table-cell>
          <table:table-cell table:formula="of:=[.B5]/(28)" office:value-type="float" office:value="5.35714285714286" calcext:value-type="float">
            <text:p>5,3571428571428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30" calcext:value-type="float">
            <text:p>230</text:p>
          </table:table-cell>
          <table:table-cell table:formula="of:=[.B6]/(28)" office:value-type="float" office:value="8.21428571428571" calcext:value-type="float">
            <text:p>8,2142857142857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1" calcext:value-type="float">
            <text:p>391</text:p>
          </table:table-cell>
          <table:table-cell table:formula="of:=[.B7]/(28)" office:value-type="float" office:value="13.9642857142857" calcext:value-type="float">
            <text:p>13,9642857142857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05" calcext:value-type="float">
            <text:p>805</text:p>
          </table:table-cell>
          <table:table-cell table:formula="of:=[.B8]/(28)" office:value-type="float" office:value="28.75" calcext:value-type="float">
            <text:p>28,75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570" calcext:value-type="float">
            <text:p>1570</text:p>
          </table:table-cell>
          <table:table-cell table:formula="of:=[.B9]/(28)" office:value-type="float" office:value="56.0714285714286" calcext:value-type="float">
            <text:p>56,0714285714286</text:p>
          </table:table-cell>
          <table:table-cell table:number-columns-repeated="3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960" calcext:value-type="float">
            <text:p>1960</text:p>
          </table:table-cell>
          <table:table-cell table:formula="of:=[.B10]/(28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240" calcext:value-type="float">
            <text:p>2240</text:p>
          </table:table-cell>
          <table:table-cell table:formula="of:=[.B11]/(28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090" calcext:value-type="float">
            <text:p>2090</text:p>
          </table:table-cell>
          <table:table-cell table:formula="of:=[.B12]/(28)" office:value-type="float" office:value="74.6428571428571" calcext:value-type="float">
            <text:p>74,6428571428571</text:p>
          </table:table-cell>
          <table:table-cell table:number-columns-repeated="3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730" calcext:value-type="float">
            <text:p>1730</text:p>
          </table:table-cell>
          <table:table-cell table:formula="of:=[.B13]/(28)" office:value-type="float" office:value="61.7857142857143" calcext:value-type="float">
            <text:p>61,7857142857143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943" calcext:value-type="float">
            <text:p>943</text:p>
          </table:table-cell>
          <table:table-cell table:formula="of:=[.B14]/(28)" office:value-type="float" office:value="33.6785714285714" calcext:value-type="float">
            <text:p>33,6785714285714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table:formula="of:=[.B15]/(28)" office:value-type="float" office:value="17.8214285714286" calcext:value-type="float">
            <text:p>17,8214285714286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36" calcext:value-type="float">
            <text:p>336</text:p>
          </table:table-cell>
          <table:table-cell table:formula="of:=[.B16]/(28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58" calcext:value-type="float">
            <text:p>258</text:p>
          </table:table-cell>
          <table:table-cell table:formula="of:=[.B17]/(28)" office:value-type="float" office:value="9.21428571428571" calcext:value-type="float">
            <text:p>9,21428571428571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5" calcext:value-type="float">
            <text:p>165</text:p>
          </table:table-cell>
          <table:table-cell table:formula="of:=[.B18]/(28)" office:value-type="float" office:value="5.89285714285714" calcext:value-type="float">
            <text:p>5,89285714285714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25" calcext:value-type="float">
            <text:p>125</text:p>
          </table:table-cell>
          <table:table-cell table:formula="of:=[.B19]/(28)" office:value-type="float" office:value="4.46428571428571" calcext:value-type="float">
            <text:p>4,46428571428571</text:p>
          </table:table-cell>
          <table:table-cell table:number-columns-repeated="3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8" calcext:value-type="float">
            <text:p>78</text:p>
          </table:table-cell>
          <table:table-cell table:formula="of:=[.B20]/(28)" office:value-type="float" office:value="2.78571428571429" calcext:value-type="float">
            <text:p>2,78571428571429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7" calcext:value-type="float">
            <text:p>37</text:p>
          </table:table-cell>
          <table:table-cell table:formula="of:=[.B21]/(28)" office:value-type="float" office:value="1.32142857142857" calcext:value-type="float">
            <text:p>1,3214285714285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2T18:25:45.289000000</dc:date>
    <meta:editing-duration>PT11M28S</meta:editing-duration>
    <meta:editing-cycles>5</meta:editing-cycles>
    <meta:generator>LibreOffice/7.3.7.2$Windows_X86_64 LibreOffice_project/e114eadc50a9ff8d8c8a0567d6da8f454beeb84f</meta:generator>
    <meta:document-statistic meta:table-count="1" meta:cell-count="79" meta:object-count="0"/>
  </office:meta>
</office:document-meta>
</file>